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0.85cm" fo:min-width="14.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6.75cm" fo:min-width="11.8cm"/>
    </style:style>
    <style:style style:name="gr3" style:family="graphic" style:parent-style-name="standard">
      <style:graphic-properties draw:textarea-horizontal-align="justify" draw:textarea-vertical-align="middle" draw:auto-grow-height="false" fo:min-height="0.45cm" fo:min-width="10.8cm"/>
    </style:style>
    <style:style style:name="gr4" style:family="graphic" style:parent-style-name="objectwithoutfill">
      <style:graphic-properties draw:fill="solid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812cm" fo:min-width="4.238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236cm" fo:min-width="2.824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66cm" fo:min-width="2.754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094cm" fo:min-width="3.108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25cm" fo:min-width="7cm"/>
    </style:style>
    <style:style style:name="gr10" style:family="graphic" style:parent-style-name="standard">
      <style:graphic-properties draw:textarea-horizontal-align="justify" draw:textarea-vertical-align="middle" draw:auto-grow-height="false" fo:min-height="0.35cm" fo:min-width="2.6cm"/>
    </style:style>
    <style:style style:name="gr11" style:family="graphic" style:parent-style-name="standard">
      <style:graphic-properties draw:textarea-horizontal-align="justify" draw:textarea-vertical-align="middle" draw:auto-grow-height="false" fo:min-height="0.6cm" fo:min-width="2.25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35cm" fo:min-width="3.4cm"/>
    </style:style>
    <style:style style:name="gr13" style:family="graphic" style:parent-style-name="standard">
      <style:graphic-properties draw:textarea-horizontal-align="justify" draw:textarea-vertical-align="middle" draw:auto-grow-height="false" fo:min-height="0.67cm" fo:min-width="2.75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4.8cm" svg:height="21.1cm" svg:x="3.7cm" svg:y="5.8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3cm" svg:height="17cm" svg:x="5.1cm" svg:y="8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3cm" svg:height="0.7cm" svg:x="5.7cm" svg:y="9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3cm" svg:height="0.7cm" svg:x="5.6cm" svg:y="10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3cm" svg:height="0.7cm" svg:x="5.6cm" svg:y="11.7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6cm" svg:y1="6.6cm" svg:x2="3.8cm" svg:y2="4.9cm">
          <text:p/>
        </draw:line>
        <draw:custom-shape draw:style-name="gr5" draw:text-style-name="P1" draw:layer="layout" svg:width="6.7cm" svg:height="1.5cm" svg:x="2.3cm" svg:y="3.8cm">
          <text:p text:style-name="P1">PagedEOLC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5.6cm" svg:y1="17.3cm" svg:x2="3cm" svg:y2="17.4cm">
          <text:p/>
        </draw:line>
        <draw:custom-shape draw:style-name="gr6" draw:text-style-name="P1" draw:layer="layout" svg:width="4.7cm" svg:height="2.1cm" svg:x="-1.4cm" svg:y="16.4cm">
          <text:p text:style-name="P1">SingeP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7cm" svg:y1="10cm" svg:x2="2.9cm" svg:y2="9.7cm">
          <text:p/>
        </draw:line>
        <draw:custom-shape draw:style-name="gr7" draw:text-style-name="P1" draw:layer="layout" svg:width="4.6cm" svg:height="2.7cm" svg:x="-1.1cm" svg:y="8.2cm">
          <text:p text:style-name="P1">SingleIte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1.3cm" svg:y1="26.4cm" svg:x2="10.6cm" svg:y2="27.6cm">
          <text:p/>
        </draw:line>
        <draw:custom-shape draw:style-name="gr8" draw:text-style-name="P1" draw:layer="layout" svg:width="5.1cm" svg:height="1.9cm" svg:x="7.7cm" svg:y="27.3cm">
          <text:p text:style-name="P1">PageContr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7.5cm" svg:height="0.5cm" svg:x="7.3cm" svg:y="26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1cm" svg:height="0.6cm" svg:x="14.4cm" svg:y="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5.1cm" svg:y1="4.8cm" svg:x2="15.4cm" svg:y2="8.3cm">
          <text:p/>
        </draw:line>
        <draw:custom-shape draw:style-name="gr11" draw:text-style-name="P1" draw:layer="layout" svg:width="3.9cm" svg:height="1.2cm" svg:x="12.8cm" svg:y="3.7cm">
          <text:p text:style-name="P1">SortContr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3.9cm" svg:height="0.6cm" svg:x="10.4cm" svg:y="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2cm" svg:y1="6.1cm" svg:x2="12.4cm" svg:y2="8.3cm">
          <text:p/>
        </draw:line>
        <draw:custom-shape draw:style-name="gr13" draw:text-style-name="P1" draw:layer="layout" svg:width="4.6cm" svg:height="1.3cm" svg:x="9.5cm" svg:y="5cm">
          <text:p text:style-name="P1">SearchContro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4T14:25:21.247273168</meta:creation-date>
    <dc:date>2020-09-30T22:15:08.652365661</dc:date>
    <meta:editing-duration>P6DT7H39M37S</meta:editing-duration>
    <meta:editing-cycles>2</meta:editing-cycles>
    <meta:generator>LibreOffice/6.4.6.2$Linux_X86_64 LibreOffice_project/40$Build-2</meta:generator>
    <meta:document-statistic meta:object-count="20"/>
  </office:meta>
</office:document-meta>
</file>